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9.2pt"/>
    </style:style>
    <style:style style:name="co2" style:family="table-column">
      <style:table-column-properties fo:break-before="auto" style:column-width="416.86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9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ource</text:p>
          </table:table-cell>
          <table:table-cell table:style-name="ce6"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etson TX2</text:p>
          </table:table-cell>
          <table:table-cell table:style-name="ce2" office:value-type="string" calcext:value-type="string">
            <text:p>http://www.siliconhighwaydirect.co.uk/product-p/945-82771-0005-000.htm</text:p>
          </table:table-cell>
          <table:table-cell table:style-name="ce7" office:value-type="string" calcext:value-type="string">
            <text:p>526.11 € (ex VAT)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26.11" calcext:value-type="float">
            <text:p>526.11</text:p>
          </table:table-cell>
          <table:table-cell table:formula="of:=[.D2]*[.E2]" office:value-type="float" office:value="526.11" calcext:value-type="float">
            <text:p>526.1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xxas Slash VXL</text:p>
          </table:table-cell>
          <table:table-cell table:style-name="ce2" office:value-type="string" calcext:value-type="string">
            <text:p>https://www.trxshop.eu/traxxas-slash-vxl-1-10-2-4ghz-mit-tq-wireless-oba-und-tsm-trx58076-21.html</text:p>
          </table:table-cell>
          <table:table-cell table:style-name="ce7" office:value-type="string" calcext:value-type="string">
            <text:p>479.95 €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79.95" calcext:value-type="float">
            <text:p>479.95</text:p>
          </table:table-cell>
          <table:table-cell table:formula="of:=[.D3]*[.E3]" office:value-type="float" office:value="479.95" calcext:value-type="float">
            <text:p>479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degerät und zwei LiPOs</text:p>
          </table:table-cell>
          <table:table-cell table:style-name="ce2" office:value-type="string" calcext:value-type="string">
            <text:p><text:a xlink:href="https://www.trxshop.eu/traxxas-dual-ez-peak-plus-lader-mit-zwei-5000-111v-lipo-akkus-trx2990g.html" xlink:type="simple">https://www.trxshop.eu/traxxas-dual-ez-peak-plus-lader-mit-zwei-5000-111v-lipo-akkus-trx2990g.html</text:a></text:p>
            <text:p/>
          </table:table-cell>
          <table:table-cell table:style-name="ce7" office:value-type="string" calcext:value-type="string">
            <text:p>199.95 €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99.95" calcext:value-type="float">
            <text:p>199.95</text:p>
          </table:table-cell>
          <table:table-cell table:formula="of:=[.D4]*[.E4]" office:value-type="float" office:value="199.95" calcext:value-type="float">
            <text:p>199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 x Adapter Akku</text:p>
          </table:table-cell>
          <table:table-cell table:style-name="ce2" office:value-type="string" calcext:value-type="string">
            <text:p><text:a xlink:href="https://www.trxshop.eu/traxxas-adapter-trx-weibchen-auf-empfaenger-akku-trx3065.html" xlink:type="simple">https://www.trxshop.eu/traxxas-adapter-trx-weibchen-auf-empfaenger-akku-trx3065.html</text:a></text:p>
          </table:table-cell>
          <table:table-cell table:style-name="ce7" office:value-type="string" calcext:value-type="string">
            <text:p>2 x 4.95€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.95" calcext:value-type="float">
            <text:p>4.95</text:p>
          </table:table-cell>
          <table:table-cell table:formula="of:=[.D5]*[.E5]" office:value-type="float" office:value="9.9" calcext:value-type="float">
            <text:p>9.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parkFun 9DoF IMU Breakout - LSM9DS1</text:p>
            <text:p/>
          </table:table-cell>
          <table:table-cell table:style-name="ce2" office:value-type="string" calcext:value-type="string">
            <text:p>https://www.sparkfun.com/products/13284</text:p>
          </table:table-cell>
          <table:table-cell table:style-name="ce8" office:value-type="string" calcext:value-type="string">
            <text:p>1x 24.95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USD" office:value="24.95" calcext:value-type="currency">
            <text:p>$24.95</text:p>
          </table:table-cell>
          <table:table-cell table:style-name="ce9" table:formula="of:=[.D6]*[.E6]" office:value-type="currency" office:currency="USD" office:value="24.95" calcext:value-type="currency">
            <text:p>$24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eadboard</text:p>
          </table:table-cell>
          <table:table-cell table:style-name="ce2" office:value-type="string" calcext:value-type="string">
            <text:p>https://www.sparkfun.com/products/12614</text:p>
          </table:table-cell>
          <table:table-cell table:style-name="ce8"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USD" office:value="19.95" calcext:value-type="currency">
            <text:p>$19.95</text:p>
          </table:table-cell>
          <table:table-cell table:style-name="ce9" table:formula="of:=[.D7]*[.E7]" office:value-type="currency" office:currency="USD" office:value="19.95" calcext:value-type="currency">
            <text:p>$19.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 x Half-Sized Breadboard</text:p>
          </table:table-cell>
          <table:table-cell table:style-name="ce2" office:value-type="string" calcext:value-type="string">
            <text:p>https://www.sparkfun.com/products/12002</text:p>
          </table:table-cell>
          <table:table-cell table:style-name="ce7" office:value-type="string" calcext:value-type="string">
            <text:p>2 x 4.95 $</text:p>
          </table:table-cell>
          <table:table-cell office:value-type="float" office:value="2" calcext:value-type="float">
            <text:p>2</text:p>
          </table:table-cell>
          <table:table-cell table:style-name="ce8" office:value-type="currency" office:currency="USD" office:value="4.95" calcext:value-type="currency">
            <text:p>$4.95</text:p>
          </table:table-cell>
          <table:table-cell table:style-name="ce9" table:formula="of:=[.D8]*[.E8]" office:value-type="currency" office:currency="USD" office:value="9.9" calcext:value-type="currency">
            <text:p>$9.9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pacitor Kit</text:p>
          </table:table-cell>
          <table:table-cell table:style-name="ce2" office:value-type="string" calcext:value-type="string">
            <text:p>https://www.sparkfun.com/products/13698</text:p>
          </table:table-cell>
          <table:table-cell table:style-name="ce8" office:value-type="currency" office:currency="USD" office:value="6.95" calcext:value-type="currency">
            <text:p>$6.95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USD" office:value="6.95" calcext:value-type="currency">
            <text:p>$6.95</text:p>
          </table:table-cell>
          <table:table-cell table:style-name="ce9" table:formula="of:=[.D9]*[.E9]" office:value-type="currency" office:currency="USD" office:value="6.95" calcext:value-type="currency">
            <text:p>$6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C</text:p>
          </table:table-cell>
          <table:table-cell office:value-type="string" calcext:value-type="string">
            <text:p><text:a xlink:href="https://shop.electric-skateboard.net/diy-tuning/controllers-escs/467/vesc-controller?c=160" xlink:type="simple">https://shop.electric-skateboard.net/diy-tuning/controllers-escs/467/vesc-controller?c=160</text:a></text:p>
          </table:table-cell>
          <table:table-cell office:value-type="string" calcext:value-type="string">
            <text:p>145.95€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USD" office:value="145.95" calcext:value-type="currency">
            <text:p>$145.95</text:p>
          </table:table-cell>
          <table:table-cell table:style-name="ce9" table:formula="of:=[.D10]*[.E10]" office:value-type="currency" office:currency="USD" office:value="145.95" calcext:value-type="currency">
            <text:p>$145.9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ereolabs ZED stereo camera</text:p>
          </table:table-cell>
          <table:table-cell office:value-type="string" calcext:value-type="string">
            <text:p>https://www.stereolabs.com/</text:p>
          </table:table-cell>
          <table:table-cell table:style-name="ce9" office:value-type="currency" office:currency="USD" office:value="449" calcext:value-type="currency">
            <text:p>$449.00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USD" office:value="449" calcext:value-type="currency">
            <text:p>$449.00</text:p>
          </table:table-cell>
          <table:table-cell table:style-name="ce9" table:formula="of:=[.D11]*[.E11]" office:value-type="currency" office:currency="USD" office:value="449" calcext:value-type="currency">
            <text:p>$44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.io depth camera</text:p>
          </table:table-cell>
          <table:table-cell office:value-type="string" calcext:value-type="string">
            <text:p>https://structure.io/</text:p>
          </table:table-cell>
          <table:table-cell table:style-name="ce9" office:value-type="currency" office:currency="USD" office:value="349" calcext:value-type="currency">
            <text:p>$349.00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USD" office:value="349" calcext:value-type="currency">
            <text:p>$349.00</text:p>
          </table:table-cell>
          <table:table-cell table:style-name="ce9" table:formula="of:=[.D12]*[.E12]" office:value-type="currency" office:currency="USD" office:value="349" calcext:value-type="currency">
            <text:p>$349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okuyo UST-10LX</text:p>
          </table:table-cell>
          <table:table-cell office:value-type="string" calcext:value-type="string">
            <text:p>http://www.robotshop.com/eu/en/hokuyo-ust-10lx-scanning-laser-rangefinder-eu.html</text:p>
          </table:table-cell>
          <table:table-cell office:value-type="string" calcext:value-type="string">
            <text:p>1638€</text:p>
          </table:table-cell>
          <table:table-cell office:value-type="float" office:value="1" calcext:value-type="float">
            <text:p>1</text:p>
          </table:table-cell>
          <table:table-cell office:value-type="float" office:value="1638" calcext:value-type="float">
            <text:p>1638</text:p>
          </table:table-cell>
          <table:table-cell table:style-name="ce9" table:formula="of:=[.D13]*[.E13]" office:value-type="currency" office:currency="USD" office:value="1638" calcext:value-type="currency">
            <text:p>$1,638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zon Basic 3.0 USB Hub</text:p>
          </table:table-cell>
          <table:table-cell/>
          <table:table-cell office:value-type="string" calcext:value-type="string">
            <text:p>20€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9" table:formula="of:=[.D14]*[.E14]" office:value-type="currency" office:currency="USD" office:value="20" calcext:value-type="currency">
            <text:p>$2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x LiPO Battery Controller</text:p>
          </table:table-cell>
          <table:table-cell office:value-type="string" calcext:value-type="string">
            <text:p>https://www.amazon.com/Virhuck-Multicopter-Battery-Monitor-Alarm/dp/B072JSLP66/</text:p>
          </table:table-cell>
          <table:table-cell office:value-type="string" calcext:value-type="string">
            <text:p>6€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table:formula="of:=[.D15]*[.E15]"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9" table:formula="of:=SUM([.F2:.F15])" office:value-type="currency" office:currency="USD" office:value="3885.61" calcext:value-type="currency">
            <text:p>$3,885.61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5:21:20.065946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35:23.778191730</meta:creation-date>
    <dc:date>2018-01-18T15:26:56.971732887</dc:date>
    <meta:editing-duration>PT1H31M34S</meta:editing-duration>
    <meta:editing-cycles>4</meta:editing-cycles>
    <meta:generator>LibreOffice/5.1.6.2$Linux_X86_64 LibreOffice_project/10m0$Build-2</meta:generator>
    <meta:document-statistic meta:table-count="1" meta:cell-count="87" meta:object-count="0"/>
  </office:meta>
</office:document-meta>
</file>